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officeooo:paragraph-rsid="00b5437c"/>
    </style:style>
    <style:style style:name="P2" style:family="paragraph" style:parent-style-name="Standard">
      <style:paragraph-properties fo:line-height="150%"/>
      <style:text-properties style:font-name="Ubuntu" fo:font-size="14pt" officeooo:rsid="00b5437c" officeooo:paragraph-rsid="00b5437c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b5437c" officeooo:paragraph-rsid="00b5e55a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b7254" officeooo:paragraph-rsid="00b5437c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bf3ff" officeooo:paragraph-rsid="00b5437c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bf3ff" officeooo:paragraph-rsid="00b5e55a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f5a79" officeooo:paragraph-rsid="00b5437c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f5a79" officeooo:paragraph-rsid="00b5e55a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38e6f8" officeooo:paragraph-rsid="00b5437c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783cd6" officeooo:paragraph-rsid="00b5437c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38ae6a" officeooo:paragraph-rsid="0038ae6a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38ae6a" officeooo:paragraph-rsid="00b5437c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38ae6a" officeooo:paragraph-rsid="00b86191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47aead" officeooo:paragraph-rsid="00b5437c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843840" officeooo:paragraph-rsid="00b5437c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951d56" officeooo:paragraph-rsid="00b5437c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56230f" officeooo:paragraph-rsid="00b5437c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b2e2cd" officeooo:paragraph-rsid="00b5437c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134166" officeooo:paragraph-rsid="00b5a0ad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163aad" officeooo:paragraph-rsid="00b5a0ad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fo:font-weight="normal" officeooo:rsid="00163aad" officeooo:paragraph-rsid="00b5a0ad" style:font-size-asian="14pt" style:font-weight-asian="normal" style:font-size-complex="14pt" style:font-weight-complex="normal"/>
    </style:style>
    <style:style style:name="P2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3" style:family="paragraph" style:parent-style-name="Standard">
      <style:paragraph-properties fo:line-height="150%"/>
      <style:text-properties style:font-name="Ubuntu" fo:font-size="14pt" officeooo:rsid="000f5a79" officeooo:paragraph-rsid="00b5437c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1bf662" officeooo:paragraph-rsid="00bbf886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73f0e" officeooo:paragraph-rsid="00bd48b5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2b05ab" officeooo:paragraph-rsid="00bd48b5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fo:font-weight="normal" officeooo:rsid="00163aad" officeooo:paragraph-rsid="00b5a0ad" style:font-size-asian="14pt" style:font-weight-asian="normal" style:font-size-complex="14pt" style:font-weight-complex="normal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0b7254" fo:background-color="#dddddd" loext:char-shading-value="0"/>
    </style:style>
    <style:style style:name="T3" style:family="text">
      <style:text-properties officeooo:rsid="005d9392" fo:background-color="#dddddd" loext:char-shading-value="0"/>
    </style:style>
    <style:style style:name="T4" style:family="text">
      <style:text-properties officeooo:rsid="005da691" fo:background-color="#dddddd" loext:char-shading-value="0"/>
    </style:style>
    <style:style style:name="T5" style:family="text">
      <style:text-properties officeooo:rsid="001a985a" fo:background-color="#dddddd" loext:char-shading-value="0"/>
    </style:style>
    <style:style style:name="T6" style:family="text">
      <style:text-properties officeooo:rsid="00b3cc67" fo:background-color="#dddddd" loext:char-shading-value="0"/>
    </style:style>
    <style:style style:name="T7" style:family="text">
      <style:text-properties officeooo:rsid="0038b867" fo:background-color="#dddddd" loext:char-shading-value="0"/>
    </style:style>
    <style:style style:name="T8" style:family="text">
      <style:text-properties officeooo:rsid="00bbacac" fo:background-color="#dddddd" loext:char-shading-value="0"/>
    </style:style>
    <style:style style:name="T9" style:family="text">
      <style:text-properties officeooo:rsid="00bbacac" fo:background-color="#dddddd" loext:char-shading-value="0"/>
    </style:style>
    <style:style style:name="T10" style:family="text">
      <style:text-properties fo:background-color="#dddddd" loext:char-shading-value="0"/>
    </style:style>
    <style:style style:name="T11" style:family="text">
      <style:text-properties officeooo:rsid="0038b867"/>
    </style:style>
    <style:style style:name="T12" style:family="text">
      <style:text-properties officeooo:rsid="003b3a2e"/>
    </style:style>
    <style:style style:name="T13" style:family="text">
      <style:text-properties officeooo:rsid="0047aead"/>
    </style:style>
    <style:style style:name="T14" style:family="text">
      <style:text-properties fo:font-weight="normal" officeooo:rsid="009fda7f" style:font-weight-asian="normal" style:font-weight-complex="normal"/>
    </style:style>
    <style:style style:name="T15" style:family="text">
      <style:text-properties fo:font-weight="normal" officeooo:rsid="0017a632" style:font-weight-asian="normal" style:font-weight-complex="normal"/>
    </style:style>
    <style:style style:name="T16" style:family="text">
      <style:text-properties fo:font-weight="normal" officeooo:rsid="00197e07" style:font-weight-asian="normal" style:font-weight-complex="normal"/>
    </style:style>
    <style:style style:name="T17" style:family="text">
      <style:text-properties fo:font-weight="normal" officeooo:rsid="00b5a0ad" style:font-weight-asian="normal" style:font-weight-complex="normal"/>
    </style:style>
    <style:style style:name="T18" style:family="text">
      <style:text-properties fo:font-weight="normal" officeooo:rsid="00254bd5" style:font-weight-asian="normal" style:font-weight-complex="normal"/>
    </style:style>
    <style:style style:name="T19" style:family="text">
      <style:text-properties fo:font-weight="normal" officeooo:rsid="00bd48b5" style:font-weight-asian="normal" style:font-weight-complex="normal"/>
    </style:style>
    <style:style style:name="T20" style:family="text">
      <style:text-properties fo:font-weight="normal" officeooo:rsid="00bbacac" style:font-weight-asian="normal" style:font-weight-complex="normal"/>
    </style:style>
    <style:style style:name="T21" style:family="text">
      <style:text-properties fo:font-weight="normal" officeooo:rsid="00254bd5" fo:background-color="#dddddd" loext:char-shading-value="0" style:font-weight-asian="normal" style:font-weight-complex="normal"/>
    </style:style>
    <style:style style:name="T22" style:family="text">
      <style:text-properties fo:font-weight="normal" officeooo:rsid="00254bd5" fo:background-color="#dddddd" loext:char-shading-value="0" style:font-weight-asian="normal" style:font-weight-complex="normal"/>
    </style:style>
    <style:style style:name="T23" style:family="text">
      <style:text-properties officeooo:rsid="006145dc"/>
    </style:style>
    <style:style style:name="T24" style:family="text">
      <style:text-properties officeooo:rsid="00843840"/>
    </style:style>
    <style:style style:name="T25" style:family="text">
      <style:text-properties officeooo:rsid="000b7254"/>
    </style:style>
    <style:style style:name="T26" style:family="text">
      <style:text-properties officeooo:rsid="000d6410"/>
    </style:style>
    <style:style style:name="T27" style:family="text">
      <style:text-properties officeooo:rsid="000dcf29"/>
    </style:style>
    <style:style style:name="T28" style:family="text">
      <style:text-properties fo:font-size="14pt" officeooo:rsid="00b5437c" fo:background-color="#dddddd" loext:char-shading-value="0" style:font-size-asian="14pt" style:font-size-complex="14pt"/>
    </style:style>
    <style:style style:name="T29" style:family="text">
      <style:text-properties officeooo:rsid="001a985a"/>
    </style:style>
    <style:style style:name="T30" style:family="text">
      <style:text-properties officeooo:rsid="00b5437c"/>
    </style:style>
    <style:style style:name="T31" style:family="text">
      <style:text-properties officeooo:rsid="001d603a"/>
    </style:style>
    <style:style style:name="T32" style:family="text">
      <style:text-properties officeooo:rsid="001d8ff8"/>
    </style:style>
    <style:style style:name="T33" style:family="text">
      <style:text-properties officeooo:rsid="0038e6f8"/>
    </style:style>
    <style:style style:name="T34" style:family="text">
      <style:text-properties officeooo:rsid="000ba866"/>
    </style:style>
    <style:style style:name="T35" style:family="text">
      <style:text-properties officeooo:rsid="0052943b" fo:background-color="transparent" loext:char-shading-value="0"/>
    </style:style>
    <style:style style:name="T36" style:family="text">
      <style:text-properties officeooo:rsid="0018b651" fo:background-color="transparent" loext:char-shading-value="0"/>
    </style:style>
    <style:style style:name="T37" style:family="text">
      <style:text-properties fo:font-variant="normal" fo:text-transform="none" fo:color="#000000" loext:opacity="100%" fo:font-size="14pt" fo:letter-spacing="normal" fo:font-style="normal" fo:font-weight="normal" fo:background-color="#dddddd" loext:char-shading-value="0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loext:opacity="100%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loext:opacity="100%" fo:font-size="14pt" fo:letter-spacing="normal" fo:font-style="normal" fo:font-weight="normal" officeooo:rsid="00b5437c" fo:background-color="transparent" loext:char-shading-value="0" style:font-size-asian="14pt" style:font-weight-asian="normal" style:font-size-complex="14pt" style:font-weight-complex="normal"/>
    </style:style>
    <style:style style:name="T40" style:family="text">
      <style:text-properties officeooo:rsid="00b5a0ad"/>
    </style:style>
    <style:style style:name="T41" style:family="text">
      <style:text-properties officeooo:rsid="00163aad"/>
    </style:style>
    <style:style style:name="T42" style:family="text">
      <style:text-properties officeooo:rsid="0017a632"/>
    </style:style>
    <style:style style:name="T43" style:family="text">
      <style:text-properties officeooo:rsid="00197e07"/>
    </style:style>
    <style:style style:name="T44" style:family="text">
      <style:text-properties officeooo:rsid="00b5e55a"/>
    </style:style>
    <style:style style:name="T45" style:family="text">
      <style:text-properties officeooo:rsid="00b6984a"/>
    </style:style>
    <style:style style:name="T46" style:family="text">
      <style:text-properties officeooo:rsid="00b77883"/>
    </style:style>
    <style:style style:name="T47" style:family="text">
      <style:text-properties officeooo:rsid="00bbacac"/>
    </style:style>
    <style:style style:name="T48" style:family="text">
      <style:text-properties officeooo:rsid="00bd48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Regex 03</text:h>
      <text:p text:style-name="P2"><text:span text:style-name="T1">g </text:span><text:s/>→ Localiza globalmente</text:p>
      <text:p text:style-name="P2"><text:span text:style-name="T1">i </text:span><text:s/>→ <text:s/><text:span text:style-name="T14">Desabilita minusculas e maiusuculas</text:span></text:p>
      <text:p text:style-name="P2"><text:span text:style-name="T1">m </text:span><text:s/>→ Localiza mais de uma ocorrencia</text:p>
      <text:p text:style-name="P2"><text:span text:style-name="T1">s </text:span><text:s/>→ <text:span text:style-name="T31">Permite que </text:span>o<text:span text:style-name="T31"> ponto . corresponda ao caractere de nova linha</text:span></text:p>
      <text:p text:style-name="P2"><text:span text:style-name="T1">u </text:span><text:s/>→ <text:span text:style-name="T32">Ativa o suporte para unicode</text:span></text:p>
      <text:p text:style-name="P2"><text:span text:style-name="T1">y </text:span><text:s/>→ <text:span text:style-name="T32">Busca na posição exata no texto</text:span></text:p>
      <text:p text:style-name="P12"/>
      <text:p text:style-name="P4"><text:span text:style-name="T1">[a-z] </text:span><text:s/>→ <text:s/><text:span text:style-name="T33">Localiza qualquer </text:span><text:span text:style-name="T44">caractere</text:span><text:span text:style-name="T33"> entre a e z</text:span></text:p>
      <text:p text:style-name="P4"><text:span text:style-name="T1">[0-9] </text:span><text:s/>→ <text:span text:style-name="T33">Localiza qualquer </text:span><text:span text:style-name="T12">digito</text:span><text:span text:style-name="T33"> entre 0 e 9</text:span></text:p>
      <text:p text:style-name="P2"><text:span text:style-name="T1">\d </text:span><text:s/>→ <text:span text:style-name="T33">Localiza qualquer </text:span><text:span text:style-name="T12">digito</text:span><text:span text:style-name="T33"> entre 0 e 9</text:span></text:p>
      <text:p text:style-name="P2"><text:span text:style-name="T1">\D </text:span><text:s/>→ Localiza qualquer<text:span text:style-name="T25"> caractere exceto do tipo </text:span><text:span text:style-name="T2">\d </text:span></text:p>
      <text:p text:style-name="P2"><text:span text:style-name="T1">\w </text:span><text:s/>→ <text:span text:style-name="T23">Localiza caracteres alphanumericos e sublinhado</text:span></text:p>
      <text:p text:style-name="P2"><text:span text:style-name="T1">\W </text:span><text:s/>→ Localiza q<text:span text:style-name="T25">ualquer caractere exceto do tipo </text:span><text:span text:style-name="T2">\w </text:span></text:p>
      <text:p text:style-name="P2"><text:span text:style-name="T1">\b </text:span><text:s/>→ <text:span text:style-name="T44">Seta o c</text:span><text:span text:style-name="T25">omeço ou fim de uma palavra</text:span></text:p>
      <text:p text:style-name="P2"><text:span text:style-name="T1">\B </text:span><text:s/>→ <text:span text:style-name="T44">Seta em q</text:span><text:span text:style-name="T34">ualquer posição exceto </text:span><text:span text:style-name="T44">no </text:span><text:span text:style-name="T34">começo ou fim </text:span>de uma palavra</text:p>
      <text:p text:style-name="P2"><text:span text:style-name="T1">\s </text:span><text:s/>→ <text:span text:style-name="T44">Representa </text:span><text:span text:style-name="T24">espaço</text:span><text:span text:style-name="T44">s no geral (um espaço, uma quebra de linha etc.)</text:span></text:p>
      <text:p text:style-name="P3"><text:span text:style-name="T1">[\s] </text:span><text:s/>→ <text:span text:style-name="T44">Representa </text:span><text:span text:style-name="T24">espaço</text:span><text:span text:style-name="T44">s no geral</text:span><text:span text:style-name="T24"> </text:span>em qualquer posição</text:p>
      <text:p text:style-name="P2"><text:span text:style-name="T1">\S </text:span><text:s/>→ <text:span text:style-name="T44">Representa q</text:span><text:span text:style-name="T25">ualquer caractere exceto do tipo </text:span><text:span text:style-name="T2">\s </text:span></text:p>
      <text:p text:style-name="P5"><text:span text:style-name="T1">\t </text:span><text:s/>→ <text:span text:style-name="T44">Representa </text:span><text:span text:style-name="T45">uma</text:span><text:span text:style-name="T44"> t</text:span><text:span text:style-name="T26">abulação horizontal</text:span></text:p>
      <text:p text:style-name="P6"><text:span text:style-name="T1">\r </text:span><text:s/>→ <text:span text:style-name="T44">Representa </text:span><text:span text:style-name="T45">um</text:span><text:span text:style-name="T44"> r</text:span><text:span text:style-name="T26">etorno de linha</text:span></text:p>
      <text:p text:style-name="P6"><text:span text:style-name="T1">\n </text:span><text:s/>→ <text:span text:style-name="T44">Representa</text:span> <text:span text:style-name="T45">um</text:span><text:span text:style-name="T44">a a</text:span><text:span text:style-name="T27">limentação de linha</text:span></text:p>
      <text:p text:style-name="P6"><text:span text:style-name="T1">\v </text:span><text:s/>→ <text:span text:style-name="T44">Representa</text:span> <text:span text:style-name="T45">um</text:span><text:span text:style-name="T44">a t</text:span><text:span text:style-name="T27">abulação vertical</text:span></text:p>
      <text:p text:style-name="P6"><text:span text:style-name="T1">\f </text:span><text:s/>→ <text:span text:style-name="T44">Representa</text:span> <text:span text:style-name="T45">um</text:span><text:span text:style-name="T44"> f</text:span><text:span text:style-name="T27">eed de formulario</text:span></text:p>
      <text:p text:style-name="P8"><text:span text:style-name="T1">\0 </text:span><text:s/>→ <text:span text:style-name="T44">Representa</text:span> <text:span text:style-name="T45">um</text:span><text:span text:style-name="T44"> c</text:span>aractere NUL</text:p>
      <text:p text:style-name="P7"><text:span text:style-name="T1">\ </text:span><text:s/>→ <text:span text:style-name="T46">O</text:span> próximo caractere especial deve ser interpretado literalmente</text:p>
      <text:p text:style-name="P9"><text:span text:style-name="T1">| </text:span><text:s/>→ ou</text:p>
      <text:p text:style-name="P9"><text:span text:style-name="T1">^ </text:span><text:s/>→ <text:span text:style-name="T30">Começo da string</text:span></text:p>
      <text:p text:style-name="P10"><text:span text:style-name="T1">$ </text:span><text:s/>→ <text:span text:style-name="T30">Fim da string</text:span></text:p>
      <text:p text:style-name="P11"><text:soft-page-break/></text:p>
      <text:p text:style-name="P11"/>
      <text:p text:style-name="P9"><text:span text:style-name="T1">{ } </text:span><text:s/>→ Multiplica a ocorrencia anterior</text:p>
      <text:p text:style-name="P14"><text:span text:style-name="T1">+ </text:span><text:s/>→ 1 ou mais <text:span text:style-name="T35">caracteres</text:span></text:p>
      <text:p text:style-name="P14"><text:span text:style-name="T1">* </text:span><text:s/>→ 0 ou mais <text:span text:style-name="T35">caracteres</text:span></text:p>
      <text:p text:style-name="P9"><text:span text:style-name="T1">? </text:span><text:s/>→ <text:span text:style-name="T13">0 ou 1 </text:span><text:span text:style-name="T35">caractere</text:span></text:p>
      <text:p text:style-name="P15"><text:span text:style-name="T1">+? </text:span><text:s/>→ <text:span text:style-name="T36">1 caractere</text:span></text:p>
      <text:p text:style-name="P15"><text:span text:style-name="T1">*? </text:span><text:s/>→ <text:span text:style-name="T36">0 caracteres</text:span></text:p>
      <text:p text:style-name="P15"><text:span text:style-name="T1">?? </text:span><text:s/>→ <text:span text:style-name="T36">0 caracteres</text:span></text:p>
      <text:p text:style-name="P7"/>
      <text:p text:style-name="P16"><text:span text:style-name="T1">( <text:s/>) </text:span><text:s/>→ grupo</text:p>
      <text:p text:style-name="P1"><text:span text:style-name="T28">\n</text:span><text:span text:style-name="T37">º </text:span><text:span text:style-name="T38"><text:s/>→ </text:span><text:span text:style-name="T39">Identifica o grupo</text:span></text:p>
      <text:p text:style-name="P7"><text:span text:style-name="T1">?: </text:span><text:s/>→ <text:span text:style-name="T30">Desativa o grupo</text:span></text:p>
      <text:p text:style-name="P7"><text:span text:style-name="T10">?</text:span><text:span text:style-name="T9">= </text:span><text:span text:style-name="T47"><text:s/>→ Checa se tem certa palavra e se tiver retorna tudo </text:span><text:span text:style-name="T48">o que estiver na esquerda dela </text:span><text:span text:style-name="T47">menos ela</text:span></text:p>
      <text:p text:style-name="P24"><text:span text:style-name="T22">?! </text:span><text:span text:style-name="T18"><text:s/>→ </text:span><text:span text:style-name="T19">Se certa palavra não existir (na esquerda?) retorna tudo</text:span></text:p>
      <text:p text:style-name="P25"><text:span text:style-name="T22">?&lt;= </text:span><text:span text:style-name="T18"><text:s/>→ </text:span><text:span text:style-name="T20">Checa se tem certa palavra e se tiver retorna tudo </text:span><text:span text:style-name="T19">o que estiver na direita dela </text:span><text:span text:style-name="T20">menos ela</text:span></text:p>
      <text:p text:style-name="P26"><text:span text:style-name="T22">?&lt;! </text:span><text:span text:style-name="T18"><text:s/>→ </text:span><text:span text:style-name="T19">Se certa palavra não existir (na direita?) retorna tudo</text:span></text:p>
      <text:p text:style-name="P7"/>
      <text:p text:style-name="P12"><text:span text:style-name="T1">/ / </text:span><text:s/>→ Começo e fim de um regex</text:p>
      <text:p text:style-name="P12"><text:span text:style-name="T1">/</text:span><text:span text:style-name="T7">a/ </text:span><text:span text:style-name="T11"><text:s/>→ Localiza a letra a</text:span></text:p>
      <text:p text:style-name="P12"><text:span text:style-name="T1">/</text:span><text:span text:style-name="T7">1/ </text:span><text:span text:style-name="T11"><text:s/>→ Localiza o numero 1</text:span></text:p>
      <text:p text:style-name="P13"><text:span text:style-name="T1">. </text:span><text:s/>→ <text:span text:style-name="T11">Localiza qualquer caractere</text:span></text:p>
      <text:p text:style-name="P17"><text:span text:style-name="T1">[.] </text:span><text:s/><text:span text:style-name="T11">→ Localiza um ponto</text:span></text:p>
      <text:p text:style-name="P2"/>
      <text:p text:style-name="P18"><text:span text:style-name="T1">new RegExp(regex, ‘</text:span><text:span text:style-name="T6">flags</text:span><text:span text:style-name="T1">’ ) </text:span><text:s/>→ <text:span text:style-name="T40">Retorna informações de um padrão encontrado</text:span></text:p>
      <text:p text:style-name="P19"><text:span text:style-name="T3">regex</text:span><text:span text:style-name="T1">.test(str) </text:span><text:s/>→ Testa uma string usando regex e retorna true ou false</text:p>
      <text:p text:style-name="P19"><text:soft-page-break/><text:span text:style-name="T3">regex</text:span><text:span text:style-name="T1">.exec(str) </text:span><text:s/>→ <text:s/>Testa uma string usando regex e <text:span text:style-name="T41">retorna informações <text:s/>adicionais </text:span><text:span text:style-name="T15">sobre </text:span><text:span text:style-name="T16">o </text:span><text:span text:style-name="T17">padrão encontrado</text:span></text:p>
      <text:p text:style-name="P20"><text:span text:style-name="T4">string</text:span><text:span text:style-name="T1">.replace(regex | str, newStr | fn) </text:span><text:s/>→ <text:span text:style-name="T42">Substitui uma coisa por outra</text:span></text:p>
      <text:p text:style-name="P21"><text:span text:style-name="T4">string</text:span><text:span text:style-name="T1">.match(regex) </text:span><text:s/>→ <text:s/><text:span text:style-name="T42">Testa string</text:span><text:span text:style-name="T43">s</text:span><text:span text:style-name="T42"> usando regex e retorna informações adicionais sobre </text:span><text:span text:style-name="T43">o </text:span><text:span text:style-name="T40">padrão encontrado</text:span></text:p>
      <text:p text:style-name="P21"><text:span text:style-name="T4">string</text:span><text:span text:style-name="T5">.search(regex) </text:span><text:span text:style-name="T29"><text:s/>→ <text:s/></text:span><text:span text:style-name="T43">Testa strings usando regex e retorna a posição da primeira ocorrencia </text:span><text:span text:style-name="T40">ou -1 se não encontrar nada</text:span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6:28:02.051734110</meta:creation-date>
    <dc:date>2022-12-14T08:25:31.255925658</dc:date>
    <meta:editing-duration>PT14H6M16S</meta:editing-duration>
    <meta:editing-cycles>71</meta:editing-cycles>
    <meta:generator>LibreOffice/7.3.7.2$Linux_X86_64 LibreOffice_project/30$Build-2</meta:generator>
    <meta:document-statistic meta:table-count="0" meta:image-count="0" meta:object-count="0" meta:page-count="3" meta:paragraph-count="53" meta:word-count="443" meta:character-count="2407" meta:non-whitespace-character-count="1955"/>
  </office:meta>
</office:document-meta>
</file>